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Courier, monospace"/>
    <style:font-face style:name="Helvetica" svg:font-family="Helvetica, Arial, Freesans, Clean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ed25e" officeooo:paragraph-rsid="001ed25e" style:font-weight-asian="bold" style:font-weight-complex="bold"/>
    </style:style>
    <style:style style:name="P2" style:family="paragraph" style:parent-style-name="Standard">
      <style:text-properties style:font-name="Ubuntu" fo:font-size="26pt" fo:font-weight="bold" officeooo:rsid="001ed25e" officeooo:paragraph-rsid="001ed25e" style:font-size-asian="26pt" style:font-weight-asian="bold" style:font-size-complex="26pt" style:font-weight-complex="bold"/>
    </style:style>
    <style:style style:name="P3" style:family="paragraph" style:parent-style-name="Standard">
      <style:text-properties style:font-name="Ubuntu" fo:font-size="12pt" fo:font-weight="normal" officeooo:rsid="001ed25e" officeooo:paragraph-rsid="001ed25e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1ed25e"/>
    </style:style>
    <style:style style:name="P5" style:family="paragraph" style:parent-style-name="Standard" style:list-style-name="L1">
      <style:text-properties fo:font-weight="normal" officeooo:rsid="0020b6d8" officeooo:paragraph-rsid="0020b6d8" style:font-weight-asian="normal" style:font-weight-complex="normal"/>
    </style:style>
    <style:style style:name="P6" style:family="paragraph" style:parent-style-name="Standard" style:list-style-name="L1">
      <style:text-properties officeooo:paragraph-rsid="0020b6d8"/>
    </style:style>
    <style:style style:name="P7" style:family="paragraph" style:parent-style-name="Standard" style:list-style-name="L1">
      <style:text-properties officeooo:rsid="0020b6d8" officeooo:paragraph-rsid="0020b6d8"/>
    </style:style>
    <style:style style:name="P8" style:family="paragraph" style:list-style-name="L1">
      <style:text-properties fo:font-weight="normal" officeooo:rsid="00226917" officeooo:paragraph-rsid="00226917" style:font-weight-asian="normal" style:font-weight-complex="normal"/>
    </style:style>
    <style:style style:name="T1" style:family="text">
      <style:text-properties fo:font-variant="normal" fo:text-transform="none" fo:color="#000000" style:font-name="Consolas" fo:font-size="11.25pt" fo:letter-spacing="normal" fo:font-style="normal" fo:font-weight="normal" officeooo:rsid="0020b6d8" style:font-weight-asian="bold" style:font-weight-complex="bold"/>
    </style:style>
    <style:style style:name="T2" style:family="text">
      <style:text-properties style:font-name="Ubuntu"/>
    </style:style>
    <style:style style:name="T3" style:family="text">
      <style:text-properties style:font-name="Ubuntu" officeooo:rsid="001ed25e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weight="bold" officeooo:rsid="001ed25e" style:font-weight-asian="bold" style:font-weight-complex="bold"/>
    </style:style>
    <style:style style:name="T6" style:family="text">
      <style:text-properties style:font-name="Ubuntu" fo:font-weight="bold" officeooo:rsid="0020b6d8" style:font-weight-asian="bold" style:font-weight-complex="bold"/>
    </style:style>
    <style:style style:name="T7" style:family="text">
      <style:text-properties style:font-name="Ubuntu" fo:font-weight="normal" officeooo:rsid="0020b6d8" style:font-weight-asian="normal" style:font-weight-complex="normal"/>
    </style:style>
    <style:style style:name="T8" style:family="text">
      <style:text-properties style:font-name="Ubuntu" officeooo:rsid="0020b6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ing MVC</text:p>
      <text:p text:style-name="P3"/>
      <text:p text:style-name="P4"><text:span text:style-name="T2">The Spring Web model-view-controller (MVC) framework is designed around a </text:span><text:span text:style-name="Source_20_Text"><text:span text:style-name="T4">DispatcherServlet </text:span></text:span><text:span text:style-name="T2">that dispatches requests to handlers, with configurable handler mappings, view resolution, locale, time zone and theme resolution as well as support for uploadin</text:span><text:span text:style-name="T3">g </text:span><text:span text:style-name="T2">files.</text:span></text:p>
      <text:p text:style-name="P4"><text:span text:style-name="T2">The default handler is based on the </text:span><text:span text:style-name="Source_20_Text"><text:span text:style-name="T4">@Controller </text:span></text:span><text:span text:style-name="T2">and </text:span><text:span text:style-name="Source_20_Text"><text:span text:style-name="T4">@RequestMapping </text:span></text:span><text:span text:style-name="T2">annotations, offering a wide range of flexible handling methods. With the introduction of Spring 3.0, the </text:span><text:span text:style-name="Source_20_Text"><text:span text:style-name="T4">@Controller </text:span></text:span><text:span text:style-name="T2">mechanism also allows you to create RESTful Web sites and applications, through the </text:span><text:span text:style-name="Source_20_Text"><text:span text:style-name="T4">@PathVariable </text:span></text:span><text:span text:style-name="T2">annotation and other features.</text:span></text:p>
      <text:p text:style-name="P4"/>
      <text:p text:style-name="P1"><text:span text:style-name="T2">Configuration :</text:span></text:p>
      <text:p text:style-name="P1"><text:span text:style-name="T2"/></text:p>
      <text:list xml:id="list2082881687599060472" text:style-name="L1">
        <text:list-item>
          <text:p text:style-name="P6"><text:span text:style-name="T2">Configure </text:span><text:span text:style-name="T4">web.xml</text:span><text:span text:style-name="T2"> to <text:s/>map requests that you want the </text:span><text:span text:style-name="Source_20_Text"><text:span text:style-name="T4">DispatcherServlet</text:span></text:span><text:span text:style-name="Source_20_Text"><text:span text:style-name="T7">(</text:span></text:span><text:span text:style-name="Source_20_Text"><text:span text:style-name="T6"> </text:span></text:span><text:span text:style-name="Source_20_Text"><text:span text:style-name="T1">org.springframework.web.servlet.DispatcherServlet)</text:span></text:span><text:span text:style-name="Source_20_Text"><text:span text:style-name="T2"> </text:span></text:span><text:span text:style-name="T2">to handle, by using a URL mapping.</text:span></text:p>
        </text:list-item>
        <text:list-item>
          <text:p text:style-name="P6"><text:span text:style-name="T8">Associate a </text:span><text:span text:style-name="T5">frontController-servlet </text:span><text:span text:style-name="T7">with Dispatcher Servlet using context param.</text:span></text:p>
        </text:list-item>
        <text:list-item>
          <text:p text:style-name="P7"><text:span text:style-name="T2">Specify the static resources required by the web app in the <text:s/></text:span><text:span text:style-name="T5">frontController-servlet.</text:span></text:p>
        </text:list-item>
        <text:list-item>
          <text:p text:style-name="P5"><text:span text:style-name="T3">T</text:span><text:span text:style-name="T2">he </text:span><text:span text:style-name="T4">InternalViewResolver </text:span><text:span text:style-name="T2">used to resolve the URL for the view name.</text:span></text:p>
        </text:list-item>
        <text:list-item>
          <text:p><text:span text:style-name="T2">Implement the controller in the base package to map the URL request with their actual view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Courier, monospace"/>
    <style:font-face style:name="Helvetica" svg:font-family="Helvetica, Arial, Freesans, Clean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1:44:51.336980696</meta:creation-date>
    <dc:date>2015-07-02T13:09:43.160653211</dc:date>
    <meta:editing-duration>PT38M5S</meta:editing-duration>
    <meta:editing-cycles>1</meta:editing-cycles>
    <meta:document-statistic meta:table-count="0" meta:image-count="0" meta:object-count="0" meta:page-count="1" meta:paragraph-count="9" meta:word-count="155" meta:character-count="1085" meta:non-whitespace-character-count="942"/>
    <meta:generator>LibreOffice/4.2.8.2$Linux_X86_64 LibreOffice_project/420m0$Build-2</meta:generator>
  </office:meta>
</office:document-meta>
</file>